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13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6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4" table:default-cell-style-name="ce2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Framework Name</text:p>
          </table:table-cell>
          <table:table-cell office:value-type="string" calcext:value-type="string">
            <text:p><text:a xlink:href="https://en.wikipedia.org/wiki/Line_chart" xlink:type="simple">Line</text:a>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<text:a xlink:href="https://en.wikipedia.org/wiki/Scatter_plot" xlink:type="simple">Scatter</text:a></text:p>
          </table:table-cell>
          <table:table-cell office:value-type="string" calcext:value-type="string">
            <text:p><text:a xlink:href="https://en.wikipedia.org/wiki/Area_chart" xlink:type="simple">Area</text:a></text:p>
          </table:table-cell>
          <table:table-cell office:value-type="string" calcext:value-type="string">
            <text:p><text:a xlink:href="https://en.wikipedia.org/wiki/Pie_chart" xlink:type="simple">Pie</text:a></text:p>
          </table:table-cell>
          <table:table-cell office:value-type="string" calcext:value-type="string">
            <text:p><text:a xlink:href="https://en.wikipedia.org/wiki/Donut_chart#Doughnut_chart" xlink:type="simple">Donut</text:a>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<text:a xlink:href="https://en.wikipedia.org/wiki/Radar_chart" xlink:type="simple">Radar</text:a></text:p>
          </table:table-cell>
          <table:table-cell office:value-type="string" calcext:value-type="string">
            <text:p><text:a xlink:href="https://en.wikipedia.org/wiki/Funnel_chart" xlink:type="simple">Funnel</text:a></text:p>
          </table:table-cell>
          <table:table-cell office:value-type="string" calcext:value-type="string">
            <text:p><text:a xlink:href="https://en.wikipedia.org/wiki/Gantt_chart" xlink:type="simple">Gantt</text:a>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Grouped</text:p>
          </table:table-cell>
          <table:table-cell office:value-type="string" calcext:value-type="string">
            <text:p>Stacke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Discrete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<text:a xlink:href="https://en.wikipedia.org/wiki/Software_license" xlink:type="simple">License</text:a></text:p>
          </table:table-cell>
          <table:table-cell office:value-type="string" calcext:value-type="string">
            <text:p><text:a xlink:href="https://en.wikipedia.org/wiki/Chart#Features_of_a_chart" xlink:type="simple">Legends</text:a></text:p>
          </table:table-cell>
          <table:table-cell office:value-type="string" calcext:value-type="string">
            <text:p>Mouse Over onClick</text:p>
          </table:table-cell>
          <table:table-cell table:style-name="ce4" office:value-type="string" calcext:value-type="string">
            <text:p><text:a xlink:href="https://en.wikipedia.org/wiki/Canvas_element" xlink:type="simple">HTML5 Canvas</text:a></text:p>
          </table:table-cell>
          <table:table-cell table:style-name="ce4" office:value-type="string" calcext:value-type="string">
            <text:p><text:a xlink:href="https://en.wikipedia.org/wiki/Scalable_Vector_Graphics" xlink:type="simple">SVG</text:a></text:p>
          </table:table-cell>
          <table:table-cell table:style-name="ce4" office:value-type="string" calcext:value-type="string">
            <text:p><text:a xlink:href="https://en.wikipedia.org/wiki/Vector_Markup_Language" xlink:type="simple">VML</text:a></text:p>
          </table:table-cell>
          <table:table-cell table:style-name="ce4" office:value-type="string" calcext:value-type="string">
            <text:p><text:a xlink:href="https://en.wikipedia.org/w/index.php?title=Databinding_on_both_AXIS_x_and_y&amp;action=edit&amp;redlink=1" xlink:type="simple">AxisXY</text:a></text:p>
          </table:table-cell>
          <table:table-cell/>
          <table:table-cell table:style-name="ce1" table:number-columns-repeated="2"/>
          <table:table-cell table:style-name="ce4" table:number-columns-repeated="4"/>
        </table:table-row>
        <table:table-row table:style-name="ro2">
          <table:table-cell table:style-name="Default"/>
          <table:table-cell table:number-columns-repeated="19"/>
          <table:table-cell table:style-name="ce1"/>
          <table:table-cell table:style-name="ce4" table:number-columns-repeated="4"/>
          <table:table-cell table:style-name="ce1" table:number-columns-repeated="2"/>
          <table:table-cell table:style-name="ce4" table:number-columns-repeated="4"/>
        </table:table-row>
        <table:table-row table:style-name="ro3">
          <table:table-cell office:value-type="string" calcext:value-type="string">
            <text:p><text:a xlink:href="http://www.flotcharts.org/" xlink:type="simple">Flot Charts</text:a></text:p>
          </table:table-cell>
          <table:table-cell table:number-columns-repeated="6" table:style-name="ce2" office:value-type="string" calcext:value-type="string">
            <text:p>Yes</text:p>
          </table:table-cell>
          <table:table-cell table:number-columns-repeated="6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MIT<text:a xlink:href="https://en.wikipedia.org/wiki/Comparison_of_JavaScript_charting_frameworks#cite_note-37" xlink:type="simple">[37]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text:a xlink:href="https://en.wikipedia.org/wiki/Comparison_of_JavaScript_charting_frameworks#cite_note-38" xlink:type="simple">[38]</text:a>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3" table:number-columns-repeated="24"/>
          <table:table-cell table:number-columns-repeated="7"/>
        </table:table-row>
        <table:table-row table:style-name="ro3">
          <table:table-cell office:value-type="string" calcext:value-type="string">
            <text:p><text:a xlink:href="http://code.shutterstock.com/rickshaw/" xlink:type="simple">rickshaw</text:a>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7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MIT<text:a xlink:href="https://en.wikipedia.org/wiki/Comparison_of_JavaScript_charting_frameworks#cite_note-65" xlink:type="simple">[65]</text:a>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text:a xlink:href="https://en.wikipedia.org/wiki/Comparison_of_JavaScript_charting_frameworks#cite_note-66" xlink:type="simple">[66]</text:a>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3" table:number-columns-repeated="2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0:53:33.558584061</meta:creation-date>
    <dc:date>2015-09-10T11:00:45.043021885</dc:date>
    <meta:editing-duration>P0D</meta:editing-duration>
    <meta:editing-cycles>1</meta:editing-cycles>
    <meta:document-statistic meta:table-count="1" meta:cell-count="72" meta:object-count="0"/>
    <meta:generator>LibreOffice/4.2.8.2$Linux_X86_64 LibreOffice_project/420m0$Build-2</meta:generator>
  </office:meta>
</office:document-meta>
</file>